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337587962156" calcext:value-type="float">
            <text:p>0.337587962156</text:p>
          </table:table-cell>
          <table:table-cell office:value-type="float" office:value="0.28257808984" calcext:value-type="float">
            <text:p>0.28257808984</text:p>
          </table:table-cell>
          <table:table-cell office:value-type="float" office:value="0.989555230694" calcext:value-type="float">
            <text:p>0.989555230694</text:p>
          </table:table-cell>
          <table:table-cell office:value-type="float" office:value="0.974262351088" calcext:value-type="float">
            <text:p>0.974262351088</text:p>
          </table:table-cell>
          <table:table-cell office:value-type="float" office:value="0.637959362067" calcext:value-type="float">
            <text:p>0.6379593620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8279609649" calcext:value-type="float">
            <text:p>0.638279609649</text:p>
          </table:table-cell>
          <table:table-cell office:value-type="float" office:value="0.638802952018" calcext:value-type="float">
            <text:p>0.638802952018</text:p>
          </table:table-cell>
          <table:table-cell office:value-type="float" office:value="0.632557276508" calcext:value-type="float">
            <text:p>0.632557276508</text:p>
          </table:table-cell>
          <table:table-cell office:value-type="float" office:value="0.640463389877" calcext:value-type="float">
            <text:p>0.640463389877</text:p>
          </table:table-cell>
          <table:table-cell office:value-type="float" office:value="0.637959362067" calcext:value-type="float">
            <text:p>0.6379593620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9161782414" calcext:value-type="float">
            <text:p>0.639161782414</text:p>
          </table:table-cell>
          <table:table-cell office:value-type="float" office:value="0.638802952018" calcext:value-type="float">
            <text:p>0.638802952018</text:p>
          </table:table-cell>
          <table:table-cell office:value-type="float" office:value="0.632557276508" calcext:value-type="float">
            <text:p>0.632557276508</text:p>
          </table:table-cell>
          <table:table-cell office:value-type="float" office:value="0.640463389877" calcext:value-type="float">
            <text:p>0.640463389877</text:p>
          </table:table-cell>
          <table:table-cell office:value-type="float" office:value="0.637959362067" calcext:value-type="float">
            <text:p>0.6379593620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102170091" calcext:value-type="float">
            <text:p>0.638102170091</text:p>
          </table:table-cell>
          <table:table-cell office:value-type="float" office:value="0.638802952018" calcext:value-type="float">
            <text:p>0.638802952018</text:p>
          </table:table-cell>
          <table:table-cell office:value-type="float" office:value="0.632557276508" calcext:value-type="float">
            <text:p>0.632557276508</text:p>
          </table:table-cell>
          <table:table-cell office:value-type="float" office:value="0.640463389877" calcext:value-type="float">
            <text:p>0.640463389877</text:p>
          </table:table-cell>
          <table:table-cell office:value-type="float" office:value="0.637959362067" calcext:value-type="float">
            <text:p>0.6379593620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72387365" calcext:value-type="float">
            <text:p>0.64072387365</text:p>
          </table:table-cell>
          <table:table-cell office:value-type="float" office:value="0.638802952018" calcext:value-type="float">
            <text:p>0.638802952018</text:p>
          </table:table-cell>
          <table:table-cell office:value-type="float" office:value="0.632557276508" calcext:value-type="float">
            <text:p>0.632557276508</text:p>
          </table:table-cell>
          <table:table-cell office:value-type="float" office:value="0.640463389877" calcext:value-type="float">
            <text:p>0.640463389877</text:p>
          </table:table-cell>
          <table:table-cell office:value-type="float" office:value="0.637959362067" calcext:value-type="float">
            <text:p>0.637959362067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40463389877" calcext:value-type="float">
              <text:p>0.640463389877</text:p>
            </table:table-cell>
            <table:table-cell office:value-type="float" office:value="0.637959362067" calcext:value-type="float">
              <text:p>0.637959362067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37959362067" calcext:value-type="float">
              <text:p>0.637959362067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37959362067" calcext:value-type="float">
              <text:p>0.637959362067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89506151514" calcext:value-type="float">
            <text:p>0.989506151514</text:p>
          </table:table-cell>
          <table:table-cell office:value-type="float" office:value="0.929899352194" calcext:value-type="float">
            <text:p>0.929899352194</text:p>
          </table:table-cell>
          <table:table-cell office:value-type="float" office:value="0.815508407094" calcext:value-type="float">
            <text:p>0.815508407094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4225115947" calcext:value-type="float">
            <text:p>0.644225115947</text:p>
          </table:table-cell>
          <table:table-cell office:value-type="float" office:value="0.639464637413" calcext:value-type="float">
            <text:p>0.639464637413</text:p>
          </table:table-cell>
          <table:table-cell office:value-type="float" office:value="0.638066930567" calcext:value-type="float">
            <text:p>0.638066930567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190295704" calcext:value-type="float">
            <text:p>0.640190295704</text:p>
          </table:table-cell>
          <table:table-cell office:value-type="float" office:value="0.639464637413" calcext:value-type="float">
            <text:p>0.639464637413</text:p>
          </table:table-cell>
          <table:table-cell office:value-type="float" office:value="0.638066930567" calcext:value-type="float">
            <text:p>0.638066930567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190295704" calcext:value-type="float">
            <text:p>0.640190295704</text:p>
          </table:table-cell>
          <table:table-cell office:value-type="float" office:value="0.639464637413" calcext:value-type="float">
            <text:p>0.639464637413</text:p>
          </table:table-cell>
          <table:table-cell office:value-type="float" office:value="0.638066930567" calcext:value-type="float">
            <text:p>0.638066930567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190295704" calcext:value-type="float">
            <text:p>0.640190295704</text:p>
          </table:table-cell>
          <table:table-cell office:value-type="float" office:value="0.639464637413" calcext:value-type="float">
            <text:p>0.639464637413</text:p>
          </table:table-cell>
          <table:table-cell office:value-type="float" office:value="0.638066930567" calcext:value-type="float">
            <text:p>0.638066930567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560206229" calcext:value-type="float">
            <text:p>0.63560206229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8669485277" calcext:value-type="float">
            <text:p>0.64866948527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3pt" svg:y="169.51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84311227976" calcext:value-type="float">
            <text:p>0.284311227976</text:p>
          </table:table-cell>
          <table:table-cell office:value-type="float" office:value="0.313601681894" calcext:value-type="float">
            <text:p>0.313601681894</text:p>
          </table:table-cell>
          <table:table-cell office:value-type="float" office:value="0.423336013442" calcext:value-type="float">
            <text:p>0.423336013442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7456174589" calcext:value-type="float">
            <text:p>0.637456174589</text:p>
          </table:table-cell>
          <table:table-cell office:value-type="float" office:value="0.638745884539" calcext:value-type="float">
            <text:p>0.638745884539</text:p>
          </table:table-cell>
          <table:table-cell office:value-type="float" office:value="0.638030507055" calcext:value-type="float">
            <text:p>0.638030507055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8728978582" calcext:value-type="float">
            <text:p>0.638728978582</text:p>
          </table:table-cell>
          <table:table-cell office:value-type="float" office:value="0.638745884539" calcext:value-type="float">
            <text:p>0.638745884539</text:p>
          </table:table-cell>
          <table:table-cell office:value-type="float" office:value="0.638030507055" calcext:value-type="float">
            <text:p>0.638030507055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8728978582" calcext:value-type="float">
            <text:p>0.638728978582</text:p>
          </table:table-cell>
          <table:table-cell office:value-type="float" office:value="0.638745884539" calcext:value-type="float">
            <text:p>0.638745884539</text:p>
          </table:table-cell>
          <table:table-cell office:value-type="float" office:value="0.638030507055" calcext:value-type="float">
            <text:p>0.638030507055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38728978582" calcext:value-type="float">
            <text:p>0.638728978582</text:p>
          </table:table-cell>
          <table:table-cell office:value-type="float" office:value="0.638745884539" calcext:value-type="float">
            <text:p>0.638745884539</text:p>
          </table:table-cell>
          <table:table-cell office:value-type="float" office:value="0.638030507055" calcext:value-type="float">
            <text:p>0.638030507055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6963562108" calcext:value-type="float">
            <text:p>0.636963562108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42156281219" calcext:value-type="float">
            <text:p>0.642156281219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12:04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06T15:06:56.713000000</dc:date>
    <meta:editing-duration>PT2H32M22S</meta:editing-duration>
    <meta:editing-cycles>20</meta:editing-cycles>
    <meta:generator>LibreOffice/5.2.0.4$Windows_x86 LibreOffice_project/066b007f5ebcc236395c7d282ba488bca6720265</meta:generator>
    <meta:document-statistic meta:table-count="3" meta:cell-count="183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2.245cm" style:legend-expansion="high" chart:style-name="ch4"/>
        <chart:plot-area chart:style-name="ch5" table:cell-range-address="'Test Ratio 0.6'.B2:'Test Ratio 0.6'.G11" chart:data-source-has-labels="both" svg:x="1.667cm" svg:y="2.155cm" svg:width="12.482cm" svg:height="5.701cm">
          <chartooo:coordinate-region svg:x="2.412cm" svg:y="2.351cm" svg:width="11.737cm" svg:height="4.866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337587962156">
                <text:p>0.337587962156</text:p>
                <draw:g>
                  <svg:desc>'Test Ratio 0.6'.C3:'Test Ratio 0.6'.G3</svg:desc>
                </draw:g>
              </table:table-cell>
              <table:table-cell office:value-type="float" office:value="0.28257808984">
                <text:p>0.28257808984</text:p>
              </table:table-cell>
              <table:table-cell office:value-type="float" office:value="0.989555230694">
                <text:p>0.989555230694</text:p>
              </table:table-cell>
              <table:table-cell office:value-type="float" office:value="0.974262351088">
                <text:p>0.974262351088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5</text:p>
                <draw:g>
                  <svg:desc>'Test Ratio 0.6'.B4:'Test Ratio 0.6'.B4</svg:desc>
                </draw:g>
              </table:table-cell>
              <table:table-cell office:value-type="float" office:value="0.638279609649">
                <text:p>0.638279609649</text:p>
                <draw:g>
                  <svg:desc>'Test Ratio 0.6'.C4:'Test Ratio 0.6'.G4</svg:desc>
                </draw:g>
              </table:table-cell>
              <table:table-cell office:value-type="float" office:value="0.638802952018">
                <text:p>0.638802952018</text:p>
              </table:table-cell>
              <table:table-cell office:value-type="float" office:value="0.632557276508">
                <text:p>0.632557276508</text:p>
              </table:table-cell>
              <table:table-cell office:value-type="float" office:value="0.640463389877">
                <text:p>0.640463389877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10</text:p>
                <draw:g>
                  <svg:desc>'Test Ratio 0.6'.B5:'Test Ratio 0.6'.B5</svg:desc>
                </draw:g>
              </table:table-cell>
              <table:table-cell office:value-type="float" office:value="0.639161782414">
                <text:p>0.639161782414</text:p>
                <draw:g>
                  <svg:desc>'Test Ratio 0.6'.C5:'Test Ratio 0.6'.G5</svg:desc>
                </draw:g>
              </table:table-cell>
              <table:table-cell office:value-type="float" office:value="0.638802952018">
                <text:p>0.638802952018</text:p>
              </table:table-cell>
              <table:table-cell office:value-type="float" office:value="0.632557276508">
                <text:p>0.632557276508</text:p>
              </table:table-cell>
              <table:table-cell office:value-type="float" office:value="0.640463389877">
                <text:p>0.640463389877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30</text:p>
                <draw:g>
                  <svg:desc>'Test Ratio 0.6'.B6:'Test Ratio 0.6'.B6</svg:desc>
                </draw:g>
              </table:table-cell>
              <table:table-cell office:value-type="float" office:value="0.638102170091">
                <text:p>0.638102170091</text:p>
                <draw:g>
                  <svg:desc>'Test Ratio 0.6'.C6:'Test Ratio 0.6'.G6</svg:desc>
                </draw:g>
              </table:table-cell>
              <table:table-cell office:value-type="float" office:value="0.638802952018">
                <text:p>0.638802952018</text:p>
              </table:table-cell>
              <table:table-cell office:value-type="float" office:value="0.632557276508">
                <text:p>0.632557276508</text:p>
              </table:table-cell>
              <table:table-cell office:value-type="float" office:value="0.640463389877">
                <text:p>0.640463389877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60</text:p>
                <draw:g>
                  <svg:desc>'Test Ratio 0.6'.B7:'Test Ratio 0.6'.B7</svg:desc>
                </draw:g>
              </table:table-cell>
              <table:table-cell office:value-type="float" office:value="0.64072387365">
                <text:p>0.64072387365</text:p>
                <draw:g>
                  <svg:desc>'Test Ratio 0.6'.C7:'Test Ratio 0.6'.G7</svg:desc>
                </draw:g>
              </table:table-cell>
              <table:table-cell office:value-type="float" office:value="0.638802952018">
                <text:p>0.638802952018</text:p>
              </table:table-cell>
              <table:table-cell office:value-type="float" office:value="0.632557276508">
                <text:p>0.632557276508</text:p>
              </table:table-cell>
              <table:table-cell office:value-type="float" office:value="0.640463389877">
                <text:p>0.640463389877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300</text:p>
                <draw:g>
                  <svg:desc>'Test Ratio 0.6'.B8:'Test Ratio 0.6'.B8</svg:desc>
                </draw:g>
              </table:table-cell>
              <table:table-cell office:value-type="float" office:value="NaN">
                <text:p>NaN</text:p>
                <draw:g>
                  <svg:desc>'Test Ratio 0.6'.C8:'Test Ratio 0.6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463389877">
                <text:p>0.640463389877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600</text:p>
                <draw:g>
                  <svg:desc>'Test Ratio 0.6'.B9:'Test Ratio 0.6'.B9</svg:desc>
                </draw:g>
              </table:table-cell>
              <table:table-cell office:value-type="float" office:value="NaN">
                <text:p>NaN</text:p>
                <draw:g>
                  <svg:desc>'Test Ratio 0.6'.C9:'Test Ratio 0.6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900</text:p>
                <draw:g>
                  <svg:desc>'Test Ratio 0.6'.B10:'Test Ratio 0.6'.B10</svg:desc>
                </draw:g>
              </table:table-cell>
              <table:table-cell office:value-type="float" office:value="NaN">
                <text:p>NaN</text:p>
                <draw:g>
                  <svg:desc>'Test Ratio 0.6'.C10:'Test Ratio 0.6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959362067">
                <text:p>0.637959362067</text:p>
              </table:table-cell>
            </table:table-row>
            <table:table-row>
              <table:table-cell office:value-type="string">
                <text:p>18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663cm" svg:y="2.49cm" style:legend-expansion="high" chart:style-name="ch4"/>
        <chart:plot-area chart:style-name="ch5" table:cell-range-address="'Test Ratio 0.7'.B2:'Test Ratio 0.7'.G10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989506151514">
                <text:p>0.989506151514</text:p>
                <draw:g>
                  <svg:desc>'Test Ratio 0.7'.C3:'Test Ratio 0.7'.G3</svg:desc>
                </draw:g>
              </table:table-cell>
              <table:table-cell office:value-type="float" office:value="0.929899352194">
                <text:p>0.929899352194</text:p>
              </table:table-cell>
              <table:table-cell office:value-type="float" office:value="0.815508407094">
                <text:p>0.815508407094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5</text:p>
                <draw:g>
                  <svg:desc>'Test Ratio 0.7'.B4:'Test Ratio 0.7'.B4</svg:desc>
                </draw:g>
              </table:table-cell>
              <table:table-cell office:value-type="float" office:value="0.644225115947">
                <text:p>0.644225115947</text:p>
                <draw:g>
                  <svg:desc>'Test Ratio 0.7'.C4:'Test Ratio 0.7'.G4</svg:desc>
                </draw:g>
              </table:table-cell>
              <table:table-cell office:value-type="float" office:value="0.639464637413">
                <text:p>0.639464637413</text:p>
              </table:table-cell>
              <table:table-cell office:value-type="float" office:value="0.638066930567">
                <text:p>0.638066930567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10</text:p>
                <draw:g>
                  <svg:desc>'Test Ratio 0.7'.B5:'Test Ratio 0.7'.B5</svg:desc>
                </draw:g>
              </table:table-cell>
              <table:table-cell office:value-type="float" office:value="0.640190295704">
                <text:p>0.640190295704</text:p>
                <draw:g>
                  <svg:desc>'Test Ratio 0.7'.C5:'Test Ratio 0.7'.G5</svg:desc>
                </draw:g>
              </table:table-cell>
              <table:table-cell office:value-type="float" office:value="0.639464637413">
                <text:p>0.639464637413</text:p>
              </table:table-cell>
              <table:table-cell office:value-type="float" office:value="0.638066930567">
                <text:p>0.638066930567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30</text:p>
                <draw:g>
                  <svg:desc>'Test Ratio 0.7'.B6:'Test Ratio 0.7'.B6</svg:desc>
                </draw:g>
              </table:table-cell>
              <table:table-cell office:value-type="float" office:value="0.640190295704">
                <text:p>0.640190295704</text:p>
                <draw:g>
                  <svg:desc>'Test Ratio 0.7'.C6:'Test Ratio 0.7'.G6</svg:desc>
                </draw:g>
              </table:table-cell>
              <table:table-cell office:value-type="float" office:value="0.639464637413">
                <text:p>0.639464637413</text:p>
              </table:table-cell>
              <table:table-cell office:value-type="float" office:value="0.638066930567">
                <text:p>0.638066930567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60</text:p>
                <draw:g>
                  <svg:desc>'Test Ratio 0.7'.B7:'Test Ratio 0.7'.B7</svg:desc>
                </draw:g>
              </table:table-cell>
              <table:table-cell office:value-type="float" office:value="0.640190295704">
                <text:p>0.640190295704</text:p>
                <draw:g>
                  <svg:desc>'Test Ratio 0.7'.C7:'Test Ratio 0.7'.G7</svg:desc>
                </draw:g>
              </table:table-cell>
              <table:table-cell office:value-type="float" office:value="0.639464637413">
                <text:p>0.639464637413</text:p>
              </table:table-cell>
              <table:table-cell office:value-type="float" office:value="0.638066930567">
                <text:p>0.638066930567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300</text:p>
                <draw:g>
                  <svg:desc>'Test Ratio 0.7'.B8:'Test Ratio 0.7'.B8</svg:desc>
                </draw:g>
              </table:table-cell>
              <table:table-cell office:value-type="float" office:value="NaN">
                <text:p>NaN</text:p>
                <draw:g>
                  <svg:desc>'Test Ratio 0.7'.C8:'Test Ratio 0.7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60206229">
                <text:p>0.63560206229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600</text:p>
                <draw:g>
                  <svg:desc>'Test Ratio 0.7'.B9:'Test Ratio 0.7'.B9</svg:desc>
                </draw:g>
              </table:table-cell>
              <table:table-cell office:value-type="float" office:value="NaN">
                <text:p>NaN</text:p>
                <draw:g>
                  <svg:desc>'Test Ratio 0.7'.C9:'Test Ratio 0.7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69485277">
                <text:p>0.648669485277</text:p>
              </table:table-cell>
            </table:table-row>
            <table:table-row>
              <table:table-cell office:value-type="string">
                <text:p>900</text:p>
                <draw:g>
                  <svg:desc>'Test Ratio 0.7'.B10:'Test Ratio 0.7'.B10</svg:desc>
                </draw:g>
              </table:table-cell>
              <table:table-cell office:value-type="float" office:value="NaN">
                <text:p>NaN</text:p>
                <draw:g>
                  <svg:desc>'Test Ratio 0.7'.C10:'Test Ratio 0.7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69485277">
                <text:p>0.6486694852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2.243cm" style:legend-expansion="high" chart:style-name="ch4"/>
        <chart:plot-area chart:style-name="ch5" table:cell-range-address="'Test Ratio 0.8'.B2:'Test Ratio 0.8'.G11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284311227976">
                <text:p>0.284311227976</text:p>
                <draw:g>
                  <svg:desc>'Test Ratio 0.8'.C3:'Test Ratio 0.8'.G3</svg:desc>
                </draw:g>
              </table:table-cell>
              <table:table-cell office:value-type="float" office:value="0.313601681894">
                <text:p>0.313601681894</text:p>
              </table:table-cell>
              <table:table-cell office:value-type="float" office:value="0.423336013442">
                <text:p>0.423336013442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5</text:p>
                <draw:g>
                  <svg:desc>'Test Ratio 0.8'.B4:'Test Ratio 0.8'.B4</svg:desc>
                </draw:g>
              </table:table-cell>
              <table:table-cell office:value-type="float" office:value="0.637456174589">
                <text:p>0.637456174589</text:p>
                <draw:g>
                  <svg:desc>'Test Ratio 0.8'.C4:'Test Ratio 0.8'.G4</svg:desc>
                </draw:g>
              </table:table-cell>
              <table:table-cell office:value-type="float" office:value="0.638745884539">
                <text:p>0.638745884539</text:p>
              </table:table-cell>
              <table:table-cell office:value-type="float" office:value="0.638030507055">
                <text:p>0.638030507055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10</text:p>
                <draw:g>
                  <svg:desc>'Test Ratio 0.8'.B5:'Test Ratio 0.8'.B5</svg:desc>
                </draw:g>
              </table:table-cell>
              <table:table-cell office:value-type="float" office:value="0.638728978582">
                <text:p>0.638728978582</text:p>
                <draw:g>
                  <svg:desc>'Test Ratio 0.8'.C5:'Test Ratio 0.8'.G5</svg:desc>
                </draw:g>
              </table:table-cell>
              <table:table-cell office:value-type="float" office:value="0.638745884539">
                <text:p>0.638745884539</text:p>
              </table:table-cell>
              <table:table-cell office:value-type="float" office:value="0.638030507055">
                <text:p>0.638030507055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30</text:p>
                <draw:g>
                  <svg:desc>'Test Ratio 0.8'.B6:'Test Ratio 0.8'.B6</svg:desc>
                </draw:g>
              </table:table-cell>
              <table:table-cell office:value-type="float" office:value="0.638728978582">
                <text:p>0.638728978582</text:p>
                <draw:g>
                  <svg:desc>'Test Ratio 0.8'.C6:'Test Ratio 0.8'.G6</svg:desc>
                </draw:g>
              </table:table-cell>
              <table:table-cell office:value-type="float" office:value="0.638745884539">
                <text:p>0.638745884539</text:p>
              </table:table-cell>
              <table:table-cell office:value-type="float" office:value="0.638030507055">
                <text:p>0.638030507055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60</text:p>
                <draw:g>
                  <svg:desc>'Test Ratio 0.8'.B7:'Test Ratio 0.8'.B7</svg:desc>
                </draw:g>
              </table:table-cell>
              <table:table-cell office:value-type="float" office:value="0.638728978582">
                <text:p>0.638728978582</text:p>
                <draw:g>
                  <svg:desc>'Test Ratio 0.8'.C7:'Test Ratio 0.8'.G7</svg:desc>
                </draw:g>
              </table:table-cell>
              <table:table-cell office:value-type="float" office:value="0.638745884539">
                <text:p>0.638745884539</text:p>
              </table:table-cell>
              <table:table-cell office:value-type="float" office:value="0.638030507055">
                <text:p>0.638030507055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300</text:p>
                <draw:g>
                  <svg:desc>'Test Ratio 0.8'.B8:'Test Ratio 0.8'.B8</svg:desc>
                </draw:g>
              </table:table-cell>
              <table:table-cell office:value-type="float" office:value="NaN">
                <text:p>NaN</text:p>
                <draw:g>
                  <svg:desc>'Test Ratio 0.8'.C8:'Test Ratio 0.8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963562108">
                <text:p>0.636963562108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600</text:p>
                <draw:g>
                  <svg:desc>'Test Ratio 0.8'.B9:'Test Ratio 0.8'.B9</svg:desc>
                </draw:g>
              </table:table-cell>
              <table:table-cell office:value-type="float" office:value="NaN">
                <text:p>NaN</text:p>
                <draw:g>
                  <svg:desc>'Test Ratio 0.8'.C9:'Test Ratio 0.8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900</text:p>
                <draw:g>
                  <svg:desc>'Test Ratio 0.8'.B10:'Test Ratio 0.8'.B10</svg:desc>
                </draw:g>
              </table:table-cell>
              <table:table-cell office:value-type="float" office:value="NaN">
                <text:p>NaN</text:p>
                <draw:g>
                  <svg:desc>'Test Ratio 0.8'.C10:'Test Ratio 0.8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2156281219">
                <text:p>0.642156281219</text:p>
              </table:table-cell>
            </table:table-row>
            <table:table-row>
              <table:table-cell office:value-type="string">
                <text:p>18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